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ostingTermQuery.BoostingTermQuery( Term te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stingSpanScorer.processPayload( Similarity similarit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oostingTermWeight.BoostingTermWeight( BoostingTermQuery query , Searcher sear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stingSpanScorer.BoostingSpanScorer( TermSpans spans , Weight weight , Similarity similarity , byte [ ] nor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ostingTermQuery.createWeight( Searcher sear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stingTermWeight.scorer( Index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ostingSpanScorer.explain( final int do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BoostingSpanScorer.scor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stingSpanScorer.setFreqCurrentDoc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BoostingTermQuery.equals( Object 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